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7af" officeooo:paragraph-rsid="0018a7af"/>
    </style:style>
    <style:style style:name="P2" style:family="paragraph" style:parent-style-name="Standard">
      <style:text-properties officeooo:rsid="00200472" officeooo:paragraph-rsid="00200472"/>
    </style:style>
    <style:style style:name="P3" style:family="paragraph" style:parent-style-name="Standard">
      <style:text-properties officeooo:rsid="002471d2" officeooo:paragraph-rsid="002471d2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1d2" officeooo:paragraph-rsid="002471d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variant="normal" fo:text-transform="none" fo:color="#2a00ff" style:font-name="Consolas" fo:font-size="10pt" fo:letter-spacing="normal" fo:font-style="italic" fo:font-weight="normal" officeooo:rsid="0024796a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officeooo:paragraph-rsid="0018a7af"/>
    </style:style>
    <style:style style:name="P13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8a7af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acfe9" officeooo:paragraph-rsid="001acfe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17631" officeooo:paragraph-rsid="0021763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756c4" officeooo:paragraph-rsid="002756c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81467" officeooo:paragraph-rsid="0028146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7">
      <style:text-properties fo:font-variant="normal" fo:text-transform="none" fo:color="#000000" style:font-name="Arial" fo:font-size="12pt" fo:letter-spacing="normal" fo:font-style="normal" fo:font-weight="normal" officeooo:rsid="002b0215" officeooo:paragraph-rsid="002b021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8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text-properties fo:font-variant="normal" fo:text-transform="none" fo:color="#2a00ff" style:font-name="Consolas" fo:font-size="10pt" fo:letter-spacing="normal" fo:font-style="italic" fo:font-weight="normal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26" style:family="paragraph" style:parent-style-name="Standard" style:list-style-name="L6">
      <style:text-properties fo:font-variant="normal" fo:text-transform="none" fo:color="#2a00ff" style:font-name="Consolas" fo:font-size="10pt" fo:letter-spacing="normal" fo:font-style="italic" fo:font-weight="normal" officeooo:rsid="00281467" officeooo:paragraph-rsid="00281467" style:font-size-asian="10pt" style:font-style-asian="italic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3f5fbf" style:font-name="Consolas1" fo:font-size="10pt" fo:letter-spacing="normal" fo:font-style="normal" fo:font-weight="normal" officeooo:rsid="00375fe2" officeooo:paragraph-rsid="00375fe2" style:font-size-asian="10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officeooo:rsid="001acfe9" officeooo:paragraph-rsid="001acfe9"/>
    </style:style>
    <style:style style:name="P29" style:family="paragraph" style:parent-style-name="Standard" style:list-style-name="L4">
      <style:text-properties officeooo:rsid="0020913a" officeooo:paragraph-rsid="0020913a"/>
    </style:style>
    <style:style style:name="P30" style:family="paragraph" style:parent-style-name="Standard" style:list-style-name="L5">
      <style:text-properties officeooo:paragraph-rsid="0024796a"/>
    </style:style>
    <style:style style:name="P31" style:family="paragraph" style:parent-style-name="Standard" style:list-style-name="L6">
      <style:text-properties officeooo:rsid="002756c4" officeooo:paragraph-rsid="002756c4"/>
    </style:style>
    <style:style style:name="P32" style:family="paragraph" style:parent-style-name="Standard" style:list-style-name="L7">
      <style:text-properties officeooo:rsid="002b0215" officeooo:paragraph-rsid="002b0215"/>
    </style:style>
    <style:style style:name="P33" style:family="paragraph" style:parent-style-name="Standard" style:list-style-name="L7">
      <style:text-properties officeooo:rsid="002c05bc" officeooo:paragraph-rsid="002c05bc"/>
    </style:style>
    <style:style style:name="P34" style:family="paragraph" style:parent-style-name="Standard" style:list-style-name="L7">
      <style:text-properties officeooo:rsid="002e5888" officeooo:paragraph-rsid="002e5888"/>
    </style:style>
    <style:style style:name="P35" style:family="paragraph" style:parent-style-name="Standard" style:list-style-name="L8">
      <style:text-properties officeooo:paragraph-rsid="0033e520"/>
    </style:style>
    <style:style style:name="P36" style:family="paragraph" style:parent-style-name="Standard" style:list-style-name="L8">
      <style:text-properties officeooo:paragraph-rsid="00375fe2"/>
    </style:style>
    <style:style style:name="P37" style:family="paragraph" style:parent-style-name="Standard" style:list-style-name="L8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18a7af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8a7af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20214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23a0d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2425d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479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33e52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375fe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3a3bc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646464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646464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2a00ff" style:font-name="Consolas" fo:font-size="10pt" fo:letter-spacing="normal" fo:font-style="italic" fo:font-weight="normal" style:font-size-asian="10pt" style:font-style-asian="italic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3f5fbf" style:font-name="Consolas1" fo:font-size="10pt" fo:letter-spacing="normal" fo:font-style="normal" fo:font-weight="normal" officeooo:rsid="00375fe2" style:font-size-asian="10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2a00ff" style:font-name="Consolas1" fo:font-size="10pt" style:font-size-asian="10pt"/>
    </style:style>
    <style:style style:name="T17" style:family="text">
      <style:text-properties fo:color="#2a00ff" style:font-name="Consolas1" fo:font-size="10pt" fo:font-style="italic" style:font-size-asian="10pt" style:font-style-asian="italic"/>
    </style:style>
    <style:style style:name="T18" style:family="text">
      <style:text-properties fo:color="#2a00ff" style:font-name="Consolas1" fo:font-size="10pt" fo:font-style="italic" officeooo:rsid="00357130" style:font-size-asian="10pt" style:font-style-asian="italic"/>
    </style:style>
    <style:style style:name="T19" style:family="text">
      <style:text-properties fo:color="#000000" style:font-name="Consolas1" fo:font-size="10pt" style:font-size-asian="10pt"/>
    </style:style>
    <style:style style:name="T20" style:family="text">
      <style:text-properties officeooo:rsid="00317093"/>
    </style:style>
    <style:style style:name="T21" style:family="text">
      <style:text-properties fo:color="#008080" style:font-name="Consolas1" fo:font-size="10pt" style:font-size-asian="10pt"/>
    </style:style>
    <style:style style:name="T22" style:family="text">
      <style:text-properties fo:color="#3f7f7f" style:font-name="Consolas1" fo:font-size="10pt" style:font-size-asian="10pt"/>
    </style:style>
    <style:style style:name="T23" style:family="text">
      <style:text-properties style:font-name="Consolas1" fo:font-size="10pt" style:font-size-asian="10pt"/>
    </style:style>
    <style:style style:name="T24" style:family="text">
      <style:text-properties fo:color="#7f007f" style:font-name="Consolas1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rbereitung</text:p>
      <text:p text:style-name="P1">Installation</text:p>
      <text:p text:style-name="P1">IDE: Eclipse Luna EE</text:p>
      <text:p text:style-name="P1">Plugins: </text:p>
      <text:list xml:id="list2336639604803476870" text:style-name="L1">
        <text:list-item>
          <text:p text:style-name="P12"><text:span text:style-name="T1"><text:s/></text:span><text:span text:style-name="T3">Eclipse Grovy REPL Scripting Environment 1.6.0 zur Live Scriptüberprüfung</text:span></text:p>
        </text:list-item>
        <text:list-item>
          <text:p text:style-name="P13">AngularJS Eclipse 0.7.0 (mit Tern Eclipse und NodeJS)</text:p>
        </text:list-item>
        <text:list-item>
          <text:p text:style-name="P13">Jboss Tools installation ohne Angular JS Abhängigkeiten zu überschreiben</text:p>
        </text:list-item>
      </text:list>
      <text:p text:style-name="P4"/>
      <text:p text:style-name="P4">Initialation eines AngularJS Projects</text:p>
      <text:list xml:id="list8438701228149588696" text:style-name="L2">
        <text:list-item>
          <text:p text:style-name="P14">neues Dynamic Web Project</text:p>
        </text:list-item>
        <text:list-item>
          <text:p text:style-name="P14">zu einem AngularJS Projekt umwandeln über Configure/Convert</text:p>
        </text:list-item>
        <text:list-item>
          <text:p text:style-name="P14">im Ordner WebContent Ordner app und libraries anlege</text:p>
        </text:list-item>
        <text:list-item>
          <text:p text:style-name="P14">app beinhaltet *.js Dateien als Controller und *.html Dateien als View</text:p>
        </text:list-item>
        <text:list-item>
          <text:p text:style-name="P14">libraries beinahltet entpackte ANGULARJS und BOOTSTRAP Bibliotheken</text:p>
        </text:list-item>
        <text:list-item>
          <text:p text:style-name="P28"><text:span text:style-name="T2">Angularjs Library </text:span><text:a xlink:type="simple" xlink:href="https://angularjs.org/">https://angularjs.org/</text:a><text:span text:style-name="T2"> verwendet 1.3.4. hilfe nicht mit in Project einbinden führt zu Fehlern</text:span></text:p>
        </text:list-item>
        <text:list-item>
          <text:p text:style-name="P28"><text:span text:style-name="T2">Bootstrap Library </text:span><text:a xlink:type="simple" xlink:href="http://getbootstrap.com/getting-started/#download">http://getbootstrap.com/getting-started/#download</text:a></text:p>
          <text:p text:style-name="P16"/>
        </text:list-item>
        <text:list-item>
          <text:p text:style-name="P14">Java script recourses Einstellungen app ordner als Source Folder</text:p>
        </text:list-item>
        <text:list-item>
          <text:p text:style-name="P14">Java script recourses Einstellungen libraries ordner als library Folder </text:p>
        </text:list-item>
        <text:list-item>
          <text:p text:style-name="P14">Im Ordner WebContent eine index.html als Einstiegspunkt anlegen</text:p>
        </text:list-item>
      </text:list>
      <text:p text:style-name="P4"/>
      <text:p text:style-name="P4">Start und Einrichtung Wildfly Server und Model Project</text:p>
      <text:list xml:id="list4148767074734005158" text:style-name="L3">
        <text:list-item>
          <text:p text:style-name="P15">Einrichtung Wildfly </text:p>
        </text:list-item>
        <text:list-item>
          <text:p text:style-name="P17">PostgressSQL Verbindung zum Wildfly Server</text:p>
        </text:list-item>
        <text:list-item>
          <text:p text:style-name="P17">Laden des Modell Projektes und Start auf dem Wildfly Server</text:p>
        </text:list-item>
        <text:list-item>
          <text:p text:style-name="P17">Laden des Angularjs Projectes auf dem Wildfly Server</text:p>
        </text:list-item>
      </text:list>
      <text:p text:style-name="P5"/>
      <text:p text:style-name="P2"><text:span text:style-name="T2">Rest </text:span><text:span text:style-name="T4">Entwicklung Server</text:span></text:p>
      <text:list xml:id="list2489663998575001536" text:style-name="L4">
        <text:list-item>
          <text:p text:style-name="P29"><text:span text:style-name="T4">S</text:span><text:span text:style-name="T2">imple Rest für Entitys unter „/Entityname+REST“</text:span></text:p>
        </text:list-item>
        <text:list-item>
          <text:p text:style-name="P18">verwendung von Response und entityManager</text:p>
        </text:list-item>
        <text:list-item>
          <text:p text:style-name="P29"><text:span text:style-name="T12">@XmlRootElement</text:span><text:span text:style-name="T2"> in entitys einfügen um XML Ausgabe zu ermöglichen</text:span></text:p>
        </text:list-item>
        <text:list-item>
          <text:p text:style-name="P19">POST Create Angabe ohne ID</text:p>
        </text:list-item>
        <text:list-item>
          <text:p text:style-name="P19">PUT Update mit Angabe der ID</text:p>
        </text:list-item>
        <text:list-item>
          <text:p text:style-name="P19">DELETE eines Elements „/id“</text:p>
        </text:list-item>
        <text:list-item>
          <text:p text:style-name="P19">GET <text:s/>eines Elements „/id“</text:p>
        </text:list-item>
        <text:list-item>
          <text:p text:style-name="P19">GET Liste aller Entitys</text:p>
        </text:list-item>
        <text:list-item>
          <text:p text:style-name="P29"><text:span text:style-name="T2">TODO Ausgabe von Daten </text:span><text:span text:style-name="T6">mit</text:span><text:span text:style-name="T2"> Abhängigkeiten auf Server oder im </text:span><text:span text:style-name="T5">S</text:span><text:span text:style-name="T2">cript</text:span></text:p>
        </text:list-item>
        <text:list-item>
          <text:p text:style-name="P29"><text:span text:style-name="T12">@XmlTransient</text:span><text:span text:style-name="T2"> </text:span><text:span text:style-name="T10">annotation um Ringbezüge zu beenden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Einbindung der Librarys</text:p>
      <text:list xml:id="list3843569697367957018" text:style-name="L5">
        <text:list-item>
          <text:p text:style-name="P20">Bootstrap CSS Library </text:p>
          <text:list>
            <text:list-item>
              <text:p text:style-name="P20">da sich die views in app/bank-app/view befinden</text:p>
            </text:list-item>
            <text:list-item>
              <text:p text:style-name="P20">als erstes zum WebContent Root Ordner ../../../</text:p>
            </text:list-item>
            <text:list-item>
              <text:p text:style-name="P20">dann in den Ordner libraries/dist/css</text:p>
            </text:list-item>
            <text:list-item>
              <text:p text:style-name="P30"><text:span text:style-name="T7">css mainfile </text:span><text:span text:style-name="T14">bootstrap.css</text:span></text:p>
              <text:p text:style-name="P25"/>
            </text:list-item>
          </text:list>
        </text:list-item>
        <text:list-item>
          <text:p text:style-name="P20">Angularjs Library</text:p>
          <text:list>
            <text:list-item>
              <text:p text:style-name="P20">da sich die views in app/bank-app/view befinden</text:p>
            </text:list-item>
            <text:list-item>
              <text:p text:style-name="P20">als erstes zum WebContent Root Ordner ../../../</text:p>
            </text:list-item>
            <text:list-item>
              <text:p text:style-name="P30"><text:span text:style-name="T7">dann in den Ordner libraries /</text:span><text:span text:style-name="T14">angular-1.3.4</text:span></text:p>
            </text:list-item>
            <text:list-item>
              <text:p text:style-name="P30"><text:span text:style-name="T7">js mainfile </text:span><text:span text:style-name="T14">angular.js</text:span></text:p>
            </text:list-item>
          </text:list>
        </text:list-item>
      </text:list>
      <text:p text:style-name="P11"/>
      <text:p text:style-name="P6"/>
      <text:p text:style-name="P3"><text:span text:style-name="T4">C</text:span><text:span text:style-name="T2">ontroller Templatisierung</text:span></text:p>
      <text:p text:style-name="P8"/>
      <text:list xml:id="list1896759607178075664" text:style-name="L6">
        <text:list-item>
          <text:p text:style-name="P21">Erstellung der Einzelmodule mit Controllern als mainmodule.modulname</text:p>
        </text:list-item>
        <text:list-item>
          <text:p text:style-name="P21">implementierung im hauptmodule in der moduledefinition </text:p>
        </text:list-item>
        <text:list-item>
          <text:p text:style-name="P31"><text:span text:style-name="T11">angular.module(</text:span><text:span text:style-name="T16">'</text:span><text:span text:style-name="T2">mainmodule</text:span><text:span text:style-name="T16">'</text:span><text:span text:style-name="T19">, [</text:span><text:span text:style-name="T16">'</text:span><text:span text:style-name="T2">mainmodule</text:span><text:span text:style-name="T16">.</text:span><text:span text:style-name="T2">modulname1</text:span><text:span text:style-name="T16">'</text:span><text:span text:style-name="T19">,</text:span><text:span text:style-name="T16">'</text:span><text:span text:style-name="T2">mainmodule</text:span><text:span text:style-name="T16">.</text:span><text:span text:style-name="T2">modulname2</text:span><text:span text:style-name="T16">'</text:span><text:span text:style-name="T19">]);</text:span></text:p>
        </text:list-item>
        <text:list-item>
          <text:p text:style-name="P22">implementieung der js files aller untermodule und des Hauptmodules</text:p>
        </text:list-item>
        <text:list-item>
          <text:p text:style-name="P26">module implementieren angular-route.js</text:p>
        </text:list-item>
      </text:list>
      <text:p text:style-name="P8"/>
      <text:p text:style-name="P8">View Templatisierung</text:p>
      <text:list xml:id="list746513080737126489" text:style-name="L7">
        <text:list-item>
          <text:p text:style-name="P23">Template braucht einen eigenen Controllern</text:p>
        </text:list-item>
        <text:list-item>
          <text:p text:style-name="P32">ng-include mit template url im Controller als Variable </text:p>
        </text:list-item>
        <text:list-item>
          <text:p text:style-name="P32">Controller variable muss imt html code mit 'variable' implementiert werden da Angularjs sonst die url nicht auflösen kann </text:p>
        </text:list-item>
        <text:list-item>
          <text:p text:style-name="P33">im Template ng-app und ng-controller implementieren</text:p>
        </text:list-item>
        <text:list-item>
          <text:p text:style-name="P34">controller zum aufruf und zum ausführen in einem Module</text:p>
        </text:list-item>
      </text:list>
      <text:p text:style-name="P9"/>
      <text:p text:style-name="P10">Servereinbindung und Vorbereitung Restanbindung</text:p>
      <text:list xml:id="list7375013046701070241" text:style-name="L8">
        <text:list-item>
          <text:p text:style-name="P24">nach download projeckt maven projekt refresh</text:p>
        </text:list-item>
        <text:list-item>
          <text:p text:style-name="P24">javx.ws activieren <text:span text:style-name="T20">in pom.xml</text:span></text:p>
        </text:list-item>
        <text:list-item>
          <text:p text:style-name="P35"><text:span text:style-name="T8">change persistence.xml </text:span><text:span text:style-name="T21">&lt;</text:span><text:span text:style-name="T22">property</text:span><text:span text:style-name="T23"> </text:span><text:span text:style-name="T24">name</text:span><text:span text:style-name="T19">=</text:span><text:span text:style-name="T17">"hibernate.hbm2ddl.auto"</text:span><text:span text:style-name="T23"> </text:span><text:span text:style-name="T24">value</text:span><text:span text:style-name="T19">=</text:span><text:span text:style-name="T17">"update"</text:span><text:span text:style-name="T23"> </text:span><text:span text:style-name="T21">/&gt;</text:span></text:p>
        </text:list-item>
        <text:list-item>
          <text:p text:style-name="P35"><text:span text:style-name="T8">from </text:span><text:span text:style-name="T21">&lt;</text:span><text:span text:style-name="T22">property</text:span><text:span text:style-name="T23"> </text:span><text:span text:style-name="T24">name</text:span><text:span text:style-name="T19">=</text:span><text:span text:style-name="T17">"hibernate.hbm2ddl.auto"</text:span><text:span text:style-name="T23"> </text:span><text:span text:style-name="T24">value</text:span><text:span text:style-name="T19">=</text:span><text:span text:style-name="T17">"</text:span><text:span text:style-name="T18">drop</text:span><text:span text:style-name="T17">"</text:span><text:span text:style-name="T23"> </text:span><text:span text:style-name="T21">/&gt;</text:span></text:p>
        </text:list-item>
        <text:list-item>
          <text:p text:style-name="P36"><text:span text:style-name="T9">update web.xml </text:span><text:span text:style-name="T15">mit restpfad </text:span></text:p>
        </text:list-item>
        <text:list-item>
          <text:p text:style-name="P37"><text:span text:style-name="T19"><text:s text:c="4"/></text:span><text:span text:style-name="T21">&lt;</text:span><text:span text:style-name="T22">servlet-mapping</text:span><text:span text:style-name="T21">&gt;</text:span></text:p>
        </text:list-item>
        <text:list-item>
          <text:p text:style-name="P37"><text:span text:style-name="T19"><text:s text:c="8"/></text:span><text:span text:style-name="T21">&lt;</text:span><text:span text:style-name="T22">servlet-name</text:span><text:span text:style-name="T21">&gt;</text:span><text:span text:style-name="T19">javax.ws.rs.core.Application</text:span><text:span text:style-name="T21">&lt;/</text:span><text:span text:style-name="T22">servlet-name</text:span><text:span text:style-name="T21">&gt;</text:span></text:p>
        </text:list-item>
        <text:list-item>
          <text:p text:style-name="P37"><text:span text:style-name="T19"><text:s text:c="8"/></text:span><text:span text:style-name="T21">&lt;</text:span><text:span text:style-name="T22">url-pattern</text:span><text:span text:style-name="T21">&gt;</text:span><text:span text:style-name="T19">/rest/*</text:span><text:span text:style-name="T21">&lt;/</text:span><text:span text:style-name="T22">url-pattern</text:span><text:span text:style-name="T21">&gt;</text:span></text:p>
        </text:list-item>
        <text:list-item>
          <text:p text:style-name="P37"><text:span text:style-name="T19"><text:s text:c="4"/></text:span><text:span text:style-name="T21">&lt;/</text:span><text:span text:style-name="T22">servlet-mapping</text:span><text:span text:style-name="T21">&gt;</text:span></text:p>
        </text:list-item>
      </text:list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3:55:08.687000000</meta:creation-date>
    <dc:date>2014-12-15T20:21:21.774000000</dc:date>
    <meta:editing-duration>PT9H42M30S</meta:editing-duration>
    <meta:editing-cycles>30</meta:editing-cycles>
    <meta:generator>LibreOffice/4.2.1.1$Windows_x86 LibreOffice_project/d7dbbd7842e6a58b0f521599204e827654e1fb8b</meta:generator>
    <meta:document-statistic meta:table-count="0" meta:image-count="0" meta:object-count="0" meta:page-count="2" meta:paragraph-count="69" meta:word-count="434" meta:character-count="3140" meta:non-whitespace-character-count="2797"/>
  </office:meta>
</office:document-meta>
</file>